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780373" draw:opacity="90%" draw:textarea-horizontal-align="justify" draw:textarea-vertical-align="middle" draw:auto-grow-height="false" fo:min-height="0.716cm" fo:min-width="2.46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4000" draw:opacity="90%" draw:textarea-horizontal-align="justify" draw:textarea-vertical-align="middle" draw:auto-grow-height="false" fo:min-height="0.716cm" fo:min-width="1.21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5.46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104cm"/>
      <style:paragraph-properties style:writing-mode="lr-tb"/>
    </style:style>
    <style:style style:name="gr5" style:family="graphic" style:parent-style-name="objectwithoutfill">
      <style:graphic-properties svg:stroke-width="0.081cm" svg:stroke-color="#000000" draw:marker-start-width="0.322cm" draw:marker-end="Arrowheads_20_1" draw:marker-end-width="0.422cm" draw:fill="none" draw:textarea-vertical-align="middle" fo:padding-top="0.166cm" fo:padding-bottom="0.166cm" fo:padding-left="0.291cm" fo:padding-right="0.291cm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2cm"/>
      <style:paragraph-properties style:writing-mode="lr-tb"/>
    </style:style>
    <style:style style:name="gr9" style:family="graphic" style:parent-style-name="Arrow_20_Line" style:list-style-name="L1">
      <style:graphic-properties svg:stroke-width="0.053cm" draw:marker-start-width="0.279cm" draw:marker-end-width="0.279cm" draw:textarea-vertical-align="middle" draw:line-distance="1.05cm"/>
      <style:paragraph-properties style:writing-mode="lr-tb"/>
    </style:style>
    <style:style style:name="gr10" style:family="graphic" style:parent-style-name="objectwithoutfill">
      <style:graphic-properties draw:stroke="dash" draw:stroke-dash="Dot_20__28_Rounded_29_" svg:stroke-width="0.081cm" svg:stroke-color="#000000" draw:marker-start-width="0.321cm" draw:marker-end-width="0.321cm" svg:stroke-linecap="round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780373" draw:opacity="90%"/>
      <style:paragraph-properties fo:text-align="center" style:writing-mode="lr-tb"/>
    </style:style>
    <style:style style:name="P3" style:family="paragraph">
      <loext:graphic-properties draw:fill-color="#ff4000" draw:opacity="90%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1cm" svg:x="6cm" svg:y="2cm"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5cm" svg:height="1cm" svg:x="9.25cm" svg:y="2cm">
          <text:p text:style-name="P1">I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1.25cm" svg:y="2cm"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5cm" svg:height="1cm" svg:x="14.5cm" svg:y="2cm">
          <text:p text:style-name="P1">I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6.5cm" svg:y="2cm"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5cm" svg:height="1cm" svg:x="19.75cm" svg:y="2cm">
          <text:p text:style-name="P1">I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6cm" svg:y="4.85cm"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5cm" svg:height="1cm" svg:x="9.25cm" svg:y="6.35cm">
          <text:p text:style-name="P1">I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9.25cm" svg:y="4.85cm"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5cm" svg:height="1cm" svg:x="12.5cm" svg:y="6.35cm">
          <text:p text:style-name="P1">I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2.5cm" svg:y="4.85cm"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5cm" svg:height="1cm" svg:x="15.75cm" svg:y="6.35cm">
          <text:p text:style-name="P1">IO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5.963cm" svg:height="0.806cm" svg:x="0.25cm" svg:y="4.944cm">
          <draw:text-box>
            <text:p text:style-name="P4"><text:span text:style-name="T1">Stre</text:span><text:span text:style-name="T1">am </text:span><text:span text:style-name="T1">(not </text:span><text:span text:style-name="T1">null </text:span><text:span text:style-name="T1">strea</text:span><text:span text:style-name="T1">m) </text:span></text:p>
          </draw:text-box>
        </draw:frame>
        <draw:frame draw:style-name="gr4" draw:text-style-name="P5" draw:layer="layout" svg:width="5.408cm" svg:height="0.806cm" svg:x="0.642cm" svg:y="2.1cm">
          <draw:text-box>
            <text:p text:style-name="P4"><text:span text:style-name="T1">Stre</text:span><text:span text:style-name="T1">am 0 </text:span><text:span text:style-name="T1">(null </text:span><text:span text:style-name="T1">strea</text:span><text:span text:style-name="T1">m)</text:span></text:p>
          </draw:text-box>
        </draw:frame>
        <draw:line draw:style-name="gr5" draw:text-style-name="P6" draw:layer="layout" svg:x1="6cm" svg:y1="7.75cm" svg:x2="21.5cm" svg:y2="7.75cm">
          <text:p/>
        </draw:line>
        <draw:frame draw:style-name="gr6" draw:text-style-name="P7" draw:layer="layout" svg:width="2cm" svg:height="1cm" svg:x="11.803cm" svg:y="7.753cm">
          <draw:text-box>
            <text:p>Time</text:p>
          </draw:text-box>
        </draw:frame>
        <draw:frame draw:style-name="gr7" draw:text-style-name="P7" draw:layer="layout" svg:width="4.486cm" svg:height="0.962cm" svg:x="9.686cm" svg:y="3.538cm">
          <draw:text-box>
            <text:p>Concurrent IO</text:p>
          </draw:text-box>
        </draw:frame>
        <draw:frame draw:style-name="gr8" draw:text-style-name="P7" draw:layer="layout" svg:width="4.342cm" svg:height="0.962cm" svg:x="9.658cm" svg:y="0.75cm">
          <draw:text-box>
            <text:p>Sequential IO</text:p>
          </draw:text-box>
        </draw:frame>
        <draw:measure draw:style-name="gr9" draw:text-style-name="P8" draw:layer="measurelines" svg:x1="21.5cm" svg:y1="7.85cm" svg:x2="17.501cm" svg:y2="7.85cm">
          <text:p text:style-name="P8"><text:span text:style-name="T2">Tim</text:span><text:span text:style-name="T2">e </text:span><text:span text:style-name="T2">sav</text:span><text:span text:style-name="T2">ed</text:span></text:p>
        </draw:measure>
        <draw:line draw:style-name="gr10" draw:text-style-name="P9" draw:layer="layout" svg:x1="21.5cm" svg:y1="3cm" svg:x2="21.5cm" svg:y2="9.108cm">
          <text:p/>
        </draw:line>
        <draw:line draw:style-name="gr10" draw:text-style-name="P9" draw:layer="layout" svg:x1="17.5cm" svg:y1="3cm" svg:x2="17.501cm" svg:y2="9.235cm">
          <text:p/>
        </draw:line>
        <draw:frame draw:style-name="gr3" draw:text-style-name="P5" draw:layer="layout" svg:width="5.963cm" svg:height="0.806cm" svg:x="0.251cm" svg:y="6.444cm">
          <draw:text-box>
            <text:p text:style-name="P4"><text:span text:style-name="T1">Stream </text:span><text:span text:style-name="T1">(not null </text:span><text:span text:style-name="T1">stream) </text:span></text:p>
          </draw:text-box>
        </draw:frame>
      </draw:page>
      <draw:page draw:name="page2" draw:style-name="dp1" draw:master-page-name="Default">
        <draw:custom-shape draw:style-name="gr1" draw:text-style-name="P2" draw:layer="layout" svg:width="3cm" svg:height="1cm" svg:x="6cm" svg:y="4.85cm"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5cm" svg:height="1cm" svg:x="9.25cm" svg:y="6.35cm">
          <text:p text:style-name="P1">I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9.25cm" svg:y="4.85cm"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5cm" svg:height="1cm" svg:x="12.5cm" svg:y="6.35cm">
          <text:p text:style-name="P1">I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2.5cm" svg:y="4.85cm"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5cm" svg:height="1cm" svg:x="15.75cm" svg:y="6.35cm">
          <text:p text:style-name="P1">IO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6cm" svg:y1="7.75cm" svg:x2="21.5cm" svg:y2="7.75cm">
          <text:p/>
        </draw:line>
        <draw:frame draw:style-name="gr6" draw:text-style-name="P7" draw:layer="layout" svg:width="2cm" svg:height="1cm" svg:x="11.803cm" svg:y="7.753cm">
          <draw:text-box>
            <text:p>Time</text:p>
          </draw:text-box>
        </draw:frame>
        <draw:frame draw:style-name="gr7" draw:text-style-name="P7" draw:layer="layout" svg:width="4.486cm" svg:height="0.962cm" svg:x="9.686cm" svg:y="3.538cm">
          <draw:text-box>
            <text:p>Concurrent IO</text:p>
          </draw:text-box>
        </draw:frame>
        <draw:frame draw:style-name="gr3" draw:text-style-name="P5" draw:layer="layout" svg:width="5.963cm" svg:height="0.806cm" svg:x="0.25cm" svg:y="4.944cm">
          <draw:text-box>
            <text:p text:style-name="P4"><text:span text:style-name="T1">Stream (not null stream) </text:span></text:p>
          </draw:text-box>
        </draw:frame>
        <draw:frame draw:style-name="gr3" draw:text-style-name="P5" draw:layer="layout" svg:width="5.963cm" svg:height="0.806cm" svg:x="0.251cm" svg:y="6.444cm">
          <draw:text-box>
            <text:p text:style-name="P4"><text:span text:style-name="T1">Stream (not null stream)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8T21:45:16.421079862</meta:creation-date>
    <dc:date>2023-07-17T17:09:21.829129326</dc:date>
    <meta:editing-duration>PT16M31S</meta:editing-duration>
    <meta:editing-cycles>8</meta:editing-cycles>
    <meta:generator>LibreOffice/7.3.7.2$Linux_X86_64 LibreOffice_project/30$Build-2</meta:generator>
    <meta:document-statistic meta:object-count="33"/>
  </office:meta>
</office:document-meta>
</file>